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I take it everyone is presen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n, without further ado, we will hereby
commence training in Jakla forest here in
the Midland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s I stated before we set out, Jakla forest
is located directly north of Jinbū Village,
where we are now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is forest is a demon habitat, and a
regular source of distress to this village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nd so, our objective as the Self-Defense
Union is not only to perform drills, but
to battle and repel the demons!”</text:p>
          </table:table-cell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 does that mean the more demons we drive
back, the better?</text:p>
          </table:table-cell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out a doub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However, when all is said and done, our foes
are still demons. I won't tolerate having a
rookie like you getting reckless!”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Now, I want all of you in pair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 office:value-type="string">
            <text:p>Self-Defense Union Members
“Yes, sir!”</text:p>
          </table:table-cell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s, si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